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31"/>SNU developer log day 431</text:h>
      <text:p text:style-name="P1">I had a lot more time today, as I started much earlier. I had a lot to do today, and I got more done. Today, along with documentation, I updated the SNU PFOSS Exchange repository, updated the blue screen spoof page from yesterday, created a privacy article, updated the Internet Museum, and created a SourceBase template remix so that I can update SNU more efficiently, without spending extra time modifying the template. I started far before 4:00 pm today, and it caused me to get a lot more done.</text:p>
      <text:p text:style-name="P1">For the Blue Screen of Death prank page, I am going to try and get feedback from my brother in law, as he works at Microsoft. I have been having some issues perfecting the page. I think the Windows 8 and 10 errors will be harder to reproduce. I also made some more brandless pages of the site as part of an update to the PFOSS exchange center. I limited how many things I did today so I don't overwhelm myself. Things went very well today. I hope I can continue this trend, and also balance online school better. Today was a good day for development.</text:p>
      <text:p text:style-name="Text_20_body"><text:span text:style-name="T1">Sean Patrick Myrick on April 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3:23.832000000</meta:creation-date>
    <dc:date>2020-04-06T15:33:47.652000000</dc:date>
    <meta:editing-duration>PT25S</meta:editing-duration>
    <meta:editing-cycles>1</meta:editing-cycles>
    <meta:document-statistic meta:table-count="0" meta:image-count="0" meta:object-count="0" meta:page-count="1" meta:paragraph-count="4" meta:word-count="207" meta:character-count="1110" meta:non-whitespace-character-count="907"/>
    <meta:generator>LibreOffice/6.1.2.1$Windows_X86_64 LibreOffice_project/65905a128db06ba48db947242809d14d3f9a93fe</meta:generator>
  </office:meta>
</office:document-meta>
</file>